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6a934" officeooo:paragraph-rsid="0006a934"/>
    </style:style>
    <style:style style:name="P3" style:family="paragraph" style:parent-style-name="Standard">
      <style:text-properties officeooo:rsid="0006a934"/>
    </style:style>
    <style:style style:name="P4" style:family="paragraph" style:parent-style-name="Standard">
      <style:text-properties officeooo:rsid="0006a934" officeooo:paragraph-rsid="0006a934"/>
    </style:style>
    <style:style style:name="P5" style:family="paragraph" style:parent-style-name="Standard">
      <style:text-properties officeooo:rsid="0006a934" officeooo:paragraph-rsid="0006a934"/>
    </style:style>
    <style:style style:name="P6" style:family="paragraph" style:parent-style-name="Standard">
      <style:text-properties officeooo:rsid="0006a934" officeooo:paragraph-rsid="0007e78e"/>
    </style:style>
    <style:style style:name="P7" style:family="paragraph" style:parent-style-name="Standard">
      <style:text-properties officeooo:paragraph-rsid="0007e78e"/>
    </style:style>
    <style:style style:name="T1" style:family="text">
      <style:text-properties officeooo:rsid="00019a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a934"/>
    </style:style>
    <style:style style:name="T4" style:family="text">
      <style:text-properties officeooo:rsid="0007e78e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nte Lojić Kapetanović</text:p>
      <text:p text:style-name="Standard">Sv. Jurja 4</text:p>
      <text:p text:style-name="Standard">21216 Kaštel Stari</text:p>
      <text:p text:style-name="Standard">E-mail: <text:a xlink:type="simple" xlink:href="mailto:alojic00@fesb.hr" text:style-name="Internet_20_link" text:visited-style-name="Visited_20_Internet_20_Link"><text:span text:style-name="T1">alojic00</text:span>@<text:span text:style-name="T1">fesb</text:span>.<text:span text:style-name="T1">hr</text:span></text:a></text:p>
      <text:p text:style-name="Standard">Mobitel: +385 98 138 9090</text:p>
      <text:p text:style-name="Standard"><text:span text:style-name="T4">Split</text:span><text:span text:style-name="T3">, 16</text:span>. <text:span text:style-name="T1">prosinca</text:span> <text:span text:style-name="T1">2022</text:span>.</text:p>
      <text:p text:style-name="Standard"/>
      <text:p text:style-name="P2">Odbor za poslijediplomski studij elektrotehinke i informacijske tehnologije</text:p>
      <text:p text:style-name="P1">Fakultet elektrotehnike, strojarstva i brodogradnje</text:p>
      <text:p text:style-name="P1">Ruđera Boškovića 32</text:p>
      <text:p text:style-name="P1">21000 Spli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pan text:style-name="T2">PREDMET</text:span>:</text:p>
      <text:p text:style-name="P7"><text:span text:style-name="T3">Zamolba za pisanje kvalifikacijskog doktorskog ispita na engleskom jeziku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oštovani,</text:p>
      <text:p text:style-name="Standard"/>
      <text:p text:style-name="P6">ovim putem bih uputio zamolbu za pisanje kvalifikacijskog doktorskog ispita na engleskom jeziku (naslov <text:span text:style-name="T4">rada</text:span>: <text:span text:style-name="T5">Averaging Schemes for Assessment of Incident and Absorbed Power Density</text:span><text:span text:style-name="T4">)</text:span> obzirom da će u naknadnim povjerenstvima za stjecanje doktorata sudjelovati član koji nije iz hrvatskog govornog područja.</text:p>
      <text:p text:style-name="Standard"/>
      <text:p text:style-name="Standard">S poštovanjem,</text:p>
      <text:p text:style-name="Standard"/>
      <text:p text:style-name="Standard"/>
      <text:p text:style-name="P4">___________________</text:p>
      <text:p text:style-name="Standard">Ante Lojić Kapetanović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><text:span text:style-name="T2">MENTOR</text:span>: </text:p>
      <text:p text:style-name="P4"/>
      <text:p text:style-name="P4"/>
      <text:p text:style-name="P4">____________________</text:p>
      <text:p text:style-name="P4">prof.dr.sc. Dragan Polja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2:41:48.180671850</meta:creation-date>
    <dc:date>2022-12-15T18:44:42.007476100</dc:date>
    <meta:editing-duration>PT19M30S</meta:editing-duration>
    <meta:editing-cycles>4</meta:editing-cycles>
    <meta:generator>LibreOffice/7.4.3.2$Linux_X86_64 LibreOffice_project/8d7af0b9f05ca3f6bf3593323f061d3291e2ce28</meta:generator>
    <meta:document-statistic meta:table-count="0" meta:image-count="0" meta:object-count="0" meta:page-count="1" meta:paragraph-count="20" meta:word-count="102" meta:character-count="786" meta:non-whitespace-character-count="703"/>
  </office:meta>
</office:document-meta>
</file>